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267cm" fo:margin-left="-0.199cm" table:align="left" style:writing-mode="lr-tb"/>
    </style:style>
    <style:style style:name="Table1.A" style:family="table-column">
      <style:table-column-properties style:column-width="16.267cm"/>
    </style:style>
    <style:style style:name="Table1.1" style:family="table-row">
      <style:table-row-properties fo:keep-together="auto"/>
    </style:style>
    <style:style style:name="Table1.A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2" style:family="table">
      <style:table-properties style:width="16.267cm" fo:margin-left="-0.199cm" table:align="left" style:writing-mode="lr-tb"/>
    </style:style>
    <style:style style:name="Table2.A" style:family="table-column">
      <style:table-column-properties style:column-width="16.267cm"/>
    </style:style>
    <style:style style:name="Table2.1" style:family="table-row">
      <style:table-row-properties fo:keep-together="auto"/>
    </style:style>
    <style:style style:name="Table2.A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3" style:family="table">
      <style:table-properties style:width="16.267cm" fo:margin-left="-0.199cm" table:align="left" style:writing-mode="lr-tb"/>
    </style:style>
    <style:style style:name="Table3.A" style:family="table-column">
      <style:table-column-properties style:column-width="16.267cm"/>
    </style:style>
    <style:style style:name="Table3.1" style:family="table-row">
      <style:table-row-properties fo:keep-together="auto"/>
    </style:style>
    <style:style style:name="Table3.A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4" style:family="table">
      <style:table-properties style:width="16.267cm" fo:margin-left="-0.199cm" table:align="left" style:writing-mode="lr-tb"/>
    </style:style>
    <style:style style:name="Table4.A" style:family="table-column">
      <style:table-column-properties style:column-width="16.267cm"/>
    </style:style>
    <style:style style:name="Table4.1" style:family="table-row">
      <style:table-row-properties fo:keep-together="auto"/>
    </style:style>
    <style:style style:name="Table4.A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5" style:family="table">
      <style:table-properties style:width="16.267cm" fo:margin-left="-0.199cm" table:align="left" style:writing-mode="lr-tb"/>
    </style:style>
    <style:style style:name="Table5.A" style:family="table-column">
      <style:table-column-properties style:column-width="16.267cm"/>
    </style:style>
    <style:style style:name="Table5.1" style:family="table-row">
      <style:table-row-properties fo:keep-together="auto"/>
    </style:style>
    <style:style style:name="Table5.A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6" style:family="table">
      <style:table-properties style:width="16.267cm" fo:margin-left="-0.199cm" table:align="left" style:writing-mode="lr-tb"/>
    </style:style>
    <style:style style:name="Table6.A" style:family="table-column">
      <style:table-column-properties style:column-width="16.267cm"/>
    </style:style>
    <style:style style:name="Table6.1" style:family="table-row">
      <style:table-row-properties fo:keep-together="auto"/>
    </style:style>
    <style:style style:name="Table6.A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7" style:family="table">
      <style:table-properties style:width="16.267cm" fo:margin-left="-0.199cm" table:align="left" style:writing-mode="lr-tb"/>
    </style:style>
    <style:style style:name="Table7.A" style:family="table-column">
      <style:table-column-properties style:column-width="16.267cm"/>
    </style:style>
    <style:style style:name="Table7.1" style:family="table-row">
      <style:table-row-properties fo:keep-together="auto"/>
    </style:style>
    <style:style style:name="Table7.A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8" style:family="table">
      <style:table-properties style:width="16.267cm" fo:margin-left="-0.199cm" table:align="left" style:writing-mode="lr-tb"/>
    </style:style>
    <style:style style:name="Table8.A" style:family="table-column">
      <style:table-column-properties style:column-width="16.267cm"/>
    </style:style>
    <style:style style:name="Table8.1" style:family="table-row">
      <style:table-row-properties fo:keep-together="auto"/>
    </style:style>
    <style:style style:name="Table8.A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P1" style:family="paragraph" style:parent-style-name="Heading_20_2" style:master-page-name="Standard">
      <style:paragraph-properties style:page-number="auto"/>
    </style:style>
    <style:style style:name="P2" style:family="paragraph" style:parent-style-name="Heading_20_3">
      <style:text-properties fo:language="nl" fo:country="BE"/>
    </style:style>
    <style:style style:name="P3" style:family="paragraph" style:parent-style-name="Standard">
      <style:text-properties fo:language="nl" fo:country="BE"/>
    </style:style>
    <style:style style:name="P4"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P5" style:family="paragraph" style:parent-style-name="Standard">
      <style:text-properties fo:language="en" fo:country="GB"/>
    </style:style>
    <style:style style:name="P6" style:family="paragraph" style:parent-style-name="Standard">
      <style:paragraph-properties style:line-height-at-least="0.042cm"/>
      <style:text-properties fo:language="en" fo:country="GB"/>
    </style:style>
    <style:style style:name="P7" style:family="paragraph" style:parent-style-name="Standard">
      <style:paragraph-properties style:line-height-at-least="0.042cm"/>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fo:color="#000000" style:font-name="Courier New" fo:font-size="10pt" style:font-size-asian="10pt" style:font-name-complex="Courier New" style:font-size-complex="10pt"/>
    </style:style>
    <style:style style:name="P10" style:family="paragraph" style:parent-style-name="Standard">
      <style:paragraph-properties style:text-autospace="none"/>
      <style:text-properties fo:color="#000000" style:font-name="Courier New" fo:font-size="10pt" fo:language="en" fo:country="GB" style:font-size-asian="10pt" style:font-name-complex="Courier New" style:font-size-complex="10pt"/>
    </style:style>
    <style:style style:name="P11" style:family="paragraph" style:parent-style-name="Standard">
      <style:paragraph-properties fo:keep-with-next="always" style:text-autospace="none"/>
    </style:style>
    <style:style style:name="P12" style:family="paragraph" style:parent-style-name="Standard">
      <style:paragraph-properties fo:keep-with-next="always" style:text-autospace="none"/>
      <style:text-properties fo:color="#000000" style:font-name="Courier New" fo:font-size="10pt" fo:language="en" fo:country="GB" style:font-size-asian="10pt" style:font-name-complex="Courier New" style:font-size-complex="10pt"/>
    </style:style>
    <style:style style:name="P13" style:family="paragraph" style:parent-style-name="Standard">
      <style:paragraph-properties fo:break-before="page"/>
    </style:style>
    <style:style style:name="P14" style:family="paragraph" style:parent-style-name="Standard">
      <style:paragraph-properties style:line-height-at-least="0.042cm" fo:break-before="page"/>
    </style:style>
    <style:style style:name="T1" style:family="text">
      <style:text-properties fo:language="nl" fo:country="BE"/>
    </style:style>
    <style:style style:name="T2" style:family="text">
      <style:text-properties fo:language="nl" fo:country="BE" fo:font-style="italic" style:font-style-asian="italic"/>
    </style:style>
    <style:style style:name="T3" style:family="text">
      <style:text-properties fo:color="#ff0000" fo:language="nl" fo:country="BE"/>
    </style:style>
    <style:style style:name="T4" style:family="text">
      <style:text-properties style:font-name="Courier New" fo:font-size="10pt" style:font-size-asian="10pt" style:font-name-complex="Courier New" style:font-size-complex="10pt"/>
    </style:style>
    <style:style style:name="T5" style:family="text">
      <style:text-properties style:font-name="Courier New" fo:font-size="10pt" fo:language="en" fo:country="GB" style:font-size-asian="10pt" style:font-name-complex="Courier New" style:font-size-complex="10pt"/>
    </style:style>
    <style:style style:name="T6" style:family="text">
      <style:text-properties fo:color="#7f0055" style:font-name="Courier New" fo:font-size="10pt" fo:font-weight="bold" style:font-size-asian="10pt" style:font-weight-asian="bold" style:font-name-complex="Courier New" style:font-size-complex="10pt" style:font-weight-complex="bold"/>
    </style:style>
    <style:style style:name="T7" style:family="text">
      <style:text-properties fo:color="#7f0055" style:font-name="Courier New" fo:font-size="10pt" fo:language="en" fo:country="GB" fo:font-weight="bold" style:font-size-asian="10pt" style:font-weight-asian="bold" style:font-name-complex="Courier New" style:font-size-complex="10pt" style:font-weight-complex="bold"/>
    </style:style>
    <style:style style:name="T8" style:family="text">
      <style:text-properties fo:language="en" fo:country="GB"/>
    </style:style>
    <style:style style:name="T9" style:family="text">
      <style:text-properties fo:color="#000000" style:font-name="Courier New" fo:font-size="10pt" style:font-size-asian="10pt" style:font-name-complex="Courier New" style:font-size-complex="10pt"/>
    </style:style>
    <style:style style:name="T10" style:family="text">
      <style:text-properties fo:color="#000000" style:font-name="Courier New" fo:font-size="10pt" fo:language="en" fo:country="GB" style:font-size-asian="10pt" style:font-name-complex="Courier New" style:font-size-complex="10pt"/>
    </style:style>
    <style:style style:name="T11" style:family="text">
      <style:text-properties fo:color="#0000c0" style:font-name="Courier New" fo:font-size="10pt" fo:language="en" fo:country="GB" style:font-size-asian="10pt" style:font-name-complex="Courier New" style:font-size-complex="10pt"/>
    </style:style>
    <style:style style:name="T12" style:family="text">
      <style:text-properties fo:color="#0000c0" style:font-name="Courier New" fo:font-size="10pt" fo:language="en" fo:country="GB" fo:font-style="italic" style:font-size-asian="10pt" style:font-style-asian="italic" style:font-name-complex="Courier New" style:font-size-complex="10pt" style:font-style-complex="italic"/>
    </style:style>
    <style:style style:name="T13" style:family="text">
      <style:text-properties fo:color="#2a00ff" style:font-name="Courier New" fo:font-size="10pt" fo:language="en" fo:country="GB" style:font-size-asian="10pt" style:font-name-complex="Courier New"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span text:style-name="T1">Modulesjabloon</text:span></text:h>
      <text:p text:style-name="Standard"><text:span text:style-name="T1">De module is een Javaklasse waarin het gedrag en de eigenschappen van de modules beschreven zijn. Deze klasse erft over van een algemene moduleklasse genaamd Module.java. Deze klasse zorgt voor het aanmaken van de in- en uitgangen en de juiste afbeeldingen. Ook de naam en de led wordt hierbij aangemaakt. Hiervoor leest de module de juiste configuratie uit de configuratiebestanden. Indien we dus een nieuwe module willen toevoegen, moet deze overerven van Module.java. Hierbij kan ook de constructor van deze klasse overgenomen worden. In het geval van tijdsafhankelijke modules zoals de wachtmodule, is er een ander principe van toepassing. Meer uitleg hierover staat in bijlage.</text:span></text:p>
      <text:p text:style-name="P3"/>
      <text:p text:style-name="Standard"><text:span text:style-name="T1">Afhankelijk van het gedrag van de module in de simulatie, is het nodig enkele methodes die in Module.java voorzien zijn te </text:span><text:span text:style-name="T2">overriden</text:span><text:span text:style-name="T1">. Een methode die altijd geïmplementeerd moet worden, is process(Event evt). Deze methode zorgt immers voor de juiste verwerking van de module en past indien nodig de in- en uitgangen aan. Andere mogelijke methodes om toe te voegen zijn addListeners(), colorNodes() en initialize(). Hieronder bespreken we deze methodes verder.</text:span></text:p>
      <text:p text:style-name="P3"/>
      <text:h text:style-name="Heading_20_3" text:outline-level="3"><text:span text:style-name="T1">1 De methode process(Event e)</text:span></text:h>
      <text:p text:style-name="Standard"><text:span text:style-name="T1">De methode process(Event evt) is de belangrijkste methode van een module. Het programma roept deze methode op als het bij de simulatie een event doorstuurt naar een van de ingangen van de module. Dit event wordt dan ook als parameter meegegeven. </text:span><text:span text:style-name="T3">Figuur 1</text:span><text:span text:style-name="T1"> geeft een voorbeeld van een EN-poort. Bij deze module is het enkel nodig de methode process(Event evt) toe te voegen. We leggen hieronder kort enkele methodes die veel gebruikt worden in de verwerking van de meeste modules uit. Ook tonen we aan hoe ze in de EN-poort gebruikt worden.</text:span></text:p>
      <text:p text:style-name="P3"/>
      <text:p text:style-name="P3">In de methode process(Event evt) is te zien dat er eerst gecontroleerd wordt of het event wel een wijziging van de ingang doorvoert. Indien dit niet het geval is, hoeft de verwerking niet te gebeuren. Dit gebeurt door de volgende if-lus.</text:p>
      <text:p text:style-name="P3"/>
      <table:table table:name="Table1" table:style-name="Table1">
        <table:table-column table:style-name="Table1.A"/>
        <table:table-row table:style-name="Table1.1">
          <table:table-cell table:style-name="Table1.A1" office:value-type="string">
            <text:p text:style-name="P11"><text:span text:style-name="T7">if</text:span><text:span text:style-name="T10">(! evt.getInput().getState() == evt.getInput().mappedto().getState())</text:span></text:p>
          </table:table-cell>
        </table:table-row>
      </table:table>
      <text:p text:style-name="P5"/>
      <text:p text:style-name="Standard">Hierin is te zien dat het mogelijk is om uit het event de ingang waarop het event binnenkomt, op te halen met getInput(). Vanuit deze ingang is het mogelijk met mappedto() de connectie waarmee hij verbonden is te verkrijgen. Met getState() wordt dan gecontroleerd of de status gewijzigd is. Deze status is altijd true of false, overeenstemmend met 1 of 0.</text:p>
      <text:p text:style-name="P7"/>
      <text:p text:style-name="P7">Indien eenzelfde ingang meerdere connecties heeft, hebben deze connecties dezelfde signaalnaam. Dit is een letter die toegekend wordt aan elke in- of uitgang. Zo is het eenvoudig om de connecties horend bij een bepaalde ingang van de module op te vragen. Een event binnenkomend op een connectie van een ingang kan de waarde van deze ingang wijzigen Hierbij moeten alle connecties van deze ingang op de nieuwe waarde gezet worden. Dit gebeurt met de methode setInputs(Input in). Bij de EN-poort gebeurt dit op de volgende manier.</text:p>
      <text:p text:style-name="P3"/>
      <table:table table:name="Table2" table:style-name="Table2">
        <table:table-column table:style-name="Table2.A"/>
        <table:table-row table:style-name="Table2.1">
          <table:table-cell table:style-name="Table2.A1" office:value-type="string">
            <text:p text:style-name="P12">setInputs(evt.getInput());</text:p>
          </table:table-cell>
        </table:table-row>
      </table:table>
      <text:p text:style-name="P6"/>
      <text:p text:style-name="P14">De methode writeOutputs(boolean st, char sig) schrijft de meegegeven waarde st naar alle connecties van de uitgang met de signaalnaam sig. Indien een van deze uitgangen verbonden is met een ingang, zal deze methode een nieuw event schrijven naar deze ingang. Zo is de verwerking van deze module afgelopen. Als we opnieuw het voorbeeld van de EN-poort bekijken, geeft dit de volgende regel. </text:p>
      <text:p text:style-name="Standard"/>
      <table:table table:name="Table3" table:style-name="Table3">
        <table:table-column table:style-name="Table3.A"/>
        <table:table-row table:style-name="Table3.1">
          <table:table-cell table:style-name="Table3.A1" office:value-type="string">
            <text:p text:style-name="P8"><text:span text:style-name="T9">writeOutputs(inA &amp;&amp; inB, outputs.get(0).getSignal()</text:span><text:span text:style-name="T10">);</text:span></text:p>
          </table:table-cell>
        </table:table-row>
      </table:table>
      <text:p text:style-name="P6"/>
      <text:p text:style-name="P7">Met getSignal() verkrijgt men de signaalnaam van een in- of uitgang. Een EN-poort heeft maar een uitgang met twee connecties. Dus het is hierbij voldoende om de signaalnaam van een van de twee connecties van de uitgang mee te geven. Figuur 1 geeft dan de volledige klasse voor de EN-poort EN-poort.java.</text:p>
      <text:p text:style-name="P7"/>
      <table:table table:name="Table4" table:style-name="Table4">
        <table:table-column table:style-name="Table4.A"/>
        <table:table-row table:style-name="Table4.1">
          <table:table-cell table:style-name="Table4.A1" office:value-type="string">
            <text:p text:style-name="P8"><text:span text:style-name="T6">package</text:span><text:span text:style-name="T9"> be.khlim.trein.modules;</text:span></text:p>
            <text:p text:style-name="P8"><text:span text:style-name="T6">import</text:span><text:span text:style-name="T9"> be.khlim.trein.gui.Event;</text:span></text:p>
            <text:p text:style-name="P8"><text:span text:style-name="T7">import</text:span><text:span text:style-name="T10"> be.khlim.trein.modules.conf.*;</text:span></text:p>
            <text:p text:style-name="P4"/>
            <text:p text:style-name="P8"><text:span text:style-name="T7">public</text:span><text:span text:style-name="T10"> </text:span><text:span text:style-name="T7">class</text:span><text:span text:style-name="T10"> EnPoort </text:span><text:span text:style-name="T7">extends</text:span><text:span text:style-name="T10"> Module {</text:span></text:p>
            <text:p text:style-name="P10"><text:tab/></text:p>
            <text:p text:style-name="P10"><text:tab/></text:p>
            <text:p text:style-name="P8"><text:span text:style-name="T10"><text:tab/></text:span><text:span text:style-name="T7">public</text:span><text:span text:style-name="T10"> EnPoort(ConfModule cmod){</text:span></text:p>
            <text:p text:style-name="P8"><text:span text:style-name="T10"><text:tab/><text:tab/></text:span><text:span text:style-name="T7">super</text:span><text:span text:style-name="T10">(cmod);</text:span></text:p>
            <text:p text:style-name="P10"><text:tab/>}</text:p>
            <text:p text:style-name="P10"><text:tab/></text:p>
            <text:p text:style-name="P8"><text:span text:style-name="T10"><text:tab/></text:span><text:span text:style-name="T7">public</text:span><text:span text:style-name="T10"> </text:span><text:span text:style-name="T7">void</text:span><text:span text:style-name="T10"> process(Event evt){</text:span></text:p>
            <text:p text:style-name="P8"><text:span text:style-name="T10"><text:tab/><text:tab/></text:span><text:span text:style-name="T7">if</text:span><text:span text:style-name="T10">(! evt.getInput().getState() == evt.getInput().mappedto().getState()){</text:span></text:p>
            <text:p text:style-name="P10"><text:tab/><text:tab/></text:p>
            <text:p text:style-name="P10"><text:tab/><text:tab/><text:tab/>setInputs(evt.getInput());</text:p>
            <text:p text:style-name="P8"><text:span text:style-name="T10"><text:tab/><text:tab/><text:tab/></text:span><text:span text:style-name="T7">boolean</text:span><text:span text:style-name="T10"> inA = </text:span><text:span text:style-name="T7">false</text:span><text:span text:style-name="T10">, inB = </text:span><text:span text:style-name="T7">false</text:span><text:span text:style-name="T10">;</text:span></text:p>
            <text:p text:style-name="P10"><text:tab/><text:tab/><text:tab/>inA = evt.getInput().getState();</text:p>
            <text:p text:style-name="P8"><text:span text:style-name="T10"><text:tab/><text:tab/><text:tab/></text:span><text:span text:style-name="T7">for</text:span><text:span text:style-name="T10">(Input in: inputs){</text:span></text:p>
            <text:p text:style-name="P8"><text:span text:style-name="T10"><text:tab/><text:tab/><text:tab/><text:tab/></text:span><text:span text:style-name="T7">if</text:span><text:span text:style-name="T10">( !(evt.getInput().getSignal() == in.getSignal())){</text:span></text:p>
            <text:p text:style-name="P10"><text:tab/><text:tab/><text:tab/><text:tab/><text:tab/>inB = in.getState();</text:p>
            <text:p text:style-name="P10"><text:tab/><text:tab/><text:tab/><text:tab/>}</text:p>
            <text:p text:style-name="P10"><text:tab/><text:tab/><text:tab/>}</text:p>
            <text:p text:style-name="P10"><text:tab/><text:tab/><text:tab/>writeOutputs(inA &amp;&amp; inB, outputs.get(0).getSignal());</text:p>
            <text:p text:style-name="P8"><text:span text:style-name="T9"><text:tab/><text:tab/>}</text:span><text:span text:style-name="T10"><text:tab/></text:span></text:p>
            <text:p text:style-name="P10"><text:tab/>}</text:p>
            <text:p text:style-name="P12">}</text:p>
          </table:table-cell>
        </table:table-row>
      </table:table>
      <text:p text:style-name="Bijschrift">Figuur 1: Moduleklasse van een EN-poort</text:p>
      <text:p text:style-name="Standard"/>
      <text:h text:style-name="P2" text:outline-level="3">2 De methode addListeners()</text:h>
      <text:p text:style-name="Standard"><text:span text:style-name="T1">Indien er bij de simulatie interactie mogelijk is met de gebruiker, moet de methode addListeners() worden toegevoegd aan de moduleklasse. Ook de constructor van de module verandert in dit geval. Nu moeten namelijk de extra variabelen </text:span>eventX, eventY, eventHeight, eventWidth ingelezen worden uit de configuratiemodules. Dit gebeurt met de methode setEventFrame(ConfModule cmod). Figuur geeft een voorbeeld van de constructor voor een lichtsensor.</text:p>
      <text:p text:style-name="P13"/>
      <table:table table:name="Table5" table:style-name="Table5">
        <table:table-column table:style-name="Table5.A"/>
        <table:table-row table:style-name="Table5.1">
          <table:table-cell table:style-name="Table5.A1" office:value-type="string">
            <text:p text:style-name="P8"><text:span text:style-name="T9"><text:tab/></text:span><text:span text:style-name="T6">public</text:span><text:span text:style-name="T9"> Lichtsensor(ConfModule cmod){</text:span></text:p>
            <text:p text:style-name="P8"><text:span text:style-name="T9"><text:tab/><text:tab/></text:span><text:span text:style-name="T6">super</text:span><text:span text:style-name="T9">(cmod);</text:span></text:p>
            <text:p text:style-name="P8"><text:span text:style-name="T9"><text:tab/><text:tab/></text:span><text:span text:style-name="T6">for</text:span><text:span text:style-name="T9">(Output out </text:span><text:span text:style-name="T10">: getOutputs()){</text:span></text:p>
            <text:p text:style-name="P10"><text:tab/><text:tab/><text:tab/>out.setDelay(0L);</text:p>
            <text:p text:style-name="P10"><text:tab/><text:tab/>}</text:p>
            <text:p text:style-name="P8"><text:span text:style-name="T10"><text:tab/><text:tab/></text:span><text:span text:style-name="T9">setEventFrame(cmod);</text:span></text:p>
            <text:p text:style-name="P10"><text:tab/>}</text:p>
          </table:table-cell>
        </table:table-row>
      </table:table>
      <text:p text:style-name="Standard"/>
      <text:p text:style-name="Standard">Hierin is ook te zien dat de methode setDelay(Long l) de vertraging van de ingangen naar de uitgangen op nul zet. Dit is nodig omdat de lichtsensor geen ingangen heeft en ze dus geen vertraging is. Deze methode wordt meestal toegevoegdin de constructor indien de methode addListeners aanwezig is in de module. Dit is omdat er meestal geen ingangen aanwezig zijn als er gebruikersinteractie mogelijk is.</text:p>
      <text:p text:style-name="Standard"/>
      <text:p text:style-name="Standard">De methode addListeners() maakt het aanklikbaar gebied aan en voegt de nodige listeners toe. Bij de lichtsensor is dit een listener voor als de muisknop wordt ingeduwd. Aan de hand van de waarde van de uitgang past deze listeners de afbeelding aan en voert de methode process(null) uit. Ook de in- en uitgangen moeten opnieuw gekleurd worden. De methode simulate() verwerkt de events die gegenereerd zijn in de methode process().</text:p>
      <text:p text:style-name="Standard"/>
      <table:table table:name="Table6" table:style-name="Table6">
        <table:table-column table:style-name="Table6.A"/>
        <table:table-row table:style-name="Table6.1">
          <table:table-cell table:style-name="Table6.A1" office:value-type="string">
            <text:p text:style-name="P9"><text:tab/></text:p>
            <text:p text:style-name="P8"><text:span text:style-name="T9"><text:tab/></text:span><text:span text:style-name="T7">public</text:span><text:span text:style-name="T10"> </text:span><text:span text:style-name="T7">void</text:span><text:span text:style-name="T10"> addListeners(){</text:span></text:p>
            <text:p text:style-name="P8"><text:span text:style-name="T10"><text:tab/><text:tab/>PPath p = </text:span><text:span text:style-name="T7">new</text:span><text:span text:style-name="T10"> PPath();</text:span></text:p>
            <text:p text:style-name="P8"><text:span text:style-name="T10"><text:tab/><text:tab/>p.setPathToEllipse(</text:span><text:span text:style-name="T11">eventX</text:span><text:span text:style-name="T10">, </text:span><text:span text:style-name="T11">eventY</text:span><text:span text:style-name="T10">, </text:span><text:span text:style-name="T11">eventWidth</text:span><text:span text:style-name="T10">, </text:span><text:span text:style-name="T11">eventHeight</text:span><text:span text:style-name="T10">);</text:span></text:p>
            <text:p text:style-name="P8"><text:span text:style-name="T10"><text:tab/><text:tab/>p.setPaint(Color.</text:span><text:span text:style-name="T12">white</text:span><text:span text:style-name="T10">);</text:span></text:p>
            <text:p text:style-name="P10"><text:tab/><text:tab/>p.setTransparency(0);</text:p>
            <text:p text:style-name="P8"><text:span text:style-name="T10"><text:tab/><text:tab/>setImage(</text:span><text:span text:style-name="T11">image</text:span><text:span text:style-name="T10">.replaceAll(</text:span><text:span text:style-name="T13">".j"</text:span><text:span text:style-name="T10">, </text:span><text:span text:style-name="T13">"_on.j"</text:span><text:span text:style-name="T10">));</text:span></text:p>
            <text:p text:style-name="P10"><text:tab/><text:tab/>setBounds(getX(),getY(),65,170);</text:p>
            <text:p text:style-name="P8"><text:span text:style-name="T10"><text:tab/><text:tab/>p.addInputEventListener(</text:span><text:span text:style-name="T7">new</text:span><text:span text:style-name="T10"> PBasicInputEventHandler() {<text:tab/></text:span></text:p>
            <text:p text:style-name="P10"><text:tab/><text:tab/><text:tab/></text:p>
            <text:p text:style-name="P8"><text:span text:style-name="T10"><text:tab/><text:tab/><text:tab/></text:span><text:span text:style-name="T7">public</text:span><text:span text:style-name="T10"> </text:span><text:span text:style-name="T7">void</text:span><text:span text:style-name="T10"> mousePressed(PInputEvent e){</text:span></text:p>
            <text:p text:style-name="P8"><text:span text:style-name="T10"><text:tab/><text:tab/><text:tab/><text:tab/></text:span><text:span text:style-name="T7">if</text:span><text:span text:style-name="T10">(!</text:span><text:span text:style-name="T11">outputs</text:span><text:span text:style-name="T10">.get(0).getState()){</text:span></text:p>
            <text:p text:style-name="P8"><text:span text:style-name="T10"><text:tab/><text:tab/><text:tab/><text:tab/><text:tab/>setImage(</text:span><text:span text:style-name="T11">image</text:span><text:span text:style-name="T10">.replaceAll(</text:span><text:span text:style-name="T13">".j"</text:span><text:span text:style-name="T10">, </text:span><text:span text:style-name="T13">"_on.j"</text:span><text:span text:style-name="T10">));</text:span></text:p>
            <text:p text:style-name="P10"><text:tab/><text:tab/><text:tab/><text:tab/><text:tab/>setBounds(getX(),getY(),65,170);</text:p>
            <text:p text:style-name="P9"><text:tab/><text:tab/><text:tab/><text:tab/>}</text:p>
            <text:p text:style-name="P8"><text:span text:style-name="T9"><text:tab/><text:tab/><text:tab/><text:tab/></text:span><text:span text:style-name="T6">else</text:span><text:span text:style-name="T9">{</text:span></text:p>
            <text:p text:style-name="P8"><text:span text:style-name="T9"><text:tab/><text:tab/><text:tab/><text:tab/><text:tab/></text:span><text:span text:style-name="T10">setImage(</text:span><text:span text:style-name="T11">image</text:span><text:span text:style-name="T10">);</text:span></text:p>
            <text:p text:style-name="P10"><text:tab/><text:tab/><text:tab/><text:tab/><text:tab/>setBounds(getX(),getY(),65,170);</text:p>
            <text:p text:style-name="P10"><text:tab/><text:tab/><text:tab/><text:tab/>}</text:p>
            <text:p text:style-name="P8"><text:span text:style-name="T10"><text:tab/><text:tab/><text:tab/><text:tab/>process(</text:span><text:span text:style-name="T7">null</text:span><text:span text:style-name="T10">);</text:span></text:p>
            <text:p text:style-name="P10"><text:tab/><text:tab/><text:tab/><text:tab/>colorNodes();</text:p>
            <text:p text:style-name="P10"><text:tab/><text:tab/><text:tab/><text:tab/>simulate();</text:p>
            <text:p text:style-name="P8"><text:span text:style-name="T10"><text:tab/><text:tab/><text:tab/><text:tab/>e.setHandled(</text:span><text:span text:style-name="T7">true</text:span><text:span text:style-name="T10">);</text:span></text:p>
            <text:p text:style-name="P10"><text:tab/><text:tab/><text:tab/>}</text:p>
            <text:p text:style-name="P10"><text:tab/><text:tab/>});</text:p>
            <text:p text:style-name="P10"><text:tab/><text:tab/>addChild(p);</text:p>
            <text:p text:style-name="P10"><text:tab/>}</text:p>
          </table:table-cell>
        </table:table-row>
      </table:table>
      <text:p text:style-name="P3"/>
      <text:p text:style-name="P3"/>
      <text:p text:style-name="P3"/>
      <text:p text:style-name="P3"/>
      <text:p text:style-name="P3"/>
      <text:p text:style-name="P3"/>
      <text:p text:style-name="P3"/>
      <text:h text:style-name="P2" text:outline-level="3">3 De methode initialize()</text:h>
      <text:p text:style-name="Standard"><text:span text:style-name="T1">De methode initialize past de waardes van de uitgangen voor de simulatie start. Bijvoorbeeld bij de lichtsensor is dit nodig. De uitgangen worden hier immers op 1 gezet omdat er lichtinval is. De methode initialize() voor de lichtsensor ziet er dan zo uit.</text:span></text:p>
      <text:p text:style-name="P3"/>
      <table:table table:name="Table7" table:style-name="Table7">
        <table:table-column table:style-name="Table7.A"/>
        <table:table-row table:style-name="Table7.1">
          <table:table-cell table:style-name="Table7.A1" office:value-type="string">
            <text:p text:style-name="P8"><text:span text:style-name="T7">public</text:span><text:span text:style-name="T10"> </text:span><text:span text:style-name="T7">void</text:span><text:span text:style-name="T10"> initialize(){</text:span></text:p>
            <text:p text:style-name="P8"><text:span text:style-name="T10"><text:tab/><text:tab/>writeOutputs(</text:span><text:span text:style-name="T7">true</text:span><text:span text:style-name="T10">, </text:span><text:span text:style-name="T11">outputs</text:span><text:span text:style-name="T10">.get(0).getSignal());</text:span></text:p>
            <text:p text:style-name="P9"><text:tab/>}</text:p>
          </table:table-cell>
        </table:table-row>
      </table:table>
      <text:p text:style-name="P3"/>
      <text:p text:style-name="P3">De methode writeOutputs() zet de uitgangen op 1 en schrijft een event naar de ingangen die met deze uitgangen verbonden zijn. Deze events worden dan verder afgehandeld zodat de schakeling volledig geïnitialiseerd is.</text:p>
      <text:p text:style-name="P3"/>
      <text:h text:style-name="P2" text:outline-level="3">4 De methode colorNodes()</text:h>
      <text:p text:style-name="P3">Deze methode <text:s/>kleurt de in- en uitgangen aan de hand van hun waarde. De led wordt standaard gekleurd aan de hand van de uitgang. Indien dit niet het geval is, is het nodig om ook deze methode te voorzien in de module. De zoemer bijvoorbeeld kleurt zijn led aan de hand van de waarde van zijn ingang en wijkt hier af van de standaard. Voor de zoemer wordt deze methode dan.</text:p>
      <text:p text:style-name="P3"/>
      <table:table table:name="Table8" table:style-name="Table8">
        <table:table-column table:style-name="Table8.A"/>
        <table:table-row table:style-name="Table8.1">
          <table:table-cell table:style-name="Table8.A1" office:value-type="string">
            <text:p text:style-name="P8"><text:span text:style-name="T7">public</text:span><text:span text:style-name="T10"> </text:span><text:span text:style-name="T7">void</text:span><text:span text:style-name="T10"> colorNodes(){</text:span></text:p>
            <text:p text:style-name="P8"><text:span text:style-name="T10"><text:tab/><text:tab/></text:span><text:span text:style-name="T7">for</text:span><text:span text:style-name="T10">(Input in: </text:span><text:span text:style-name="T11">inputs</text:span><text:span text:style-name="T10">){</text:span></text:p>
            <text:p text:style-name="P8"><text:span text:style-name="T10"><text:tab/><text:tab/><text:tab/></text:span><text:span text:style-name="T7">if</text:span><text:span text:style-name="T10">(in.getState()){</text:span></text:p>
            <text:p text:style-name="P8"><text:span text:style-name="T10"><text:tab/><text:tab/><text:tab/><text:tab/>in.setPaint(Color.</text:span><text:span text:style-name="T12">red</text:span><text:span text:style-name="T10">);</text:span></text:p>
            <text:p text:style-name="P8"><text:span text:style-name="T10"><text:tab/><text:tab/><text:tab/><text:tab/></text:span><text:span text:style-name="T11">led</text:span><text:span text:style-name="T10">.setPaint(Color.</text:span><text:span text:style-name="T12">red</text:span><text:span text:style-name="T10">);</text:span></text:p>
            <text:p text:style-name="P10"><text:tab/><text:tab/><text:tab/>}</text:p>
            <text:p text:style-name="P8"><text:span text:style-name="T10"><text:tab/><text:tab/><text:tab/></text:span><text:span text:style-name="T7">else</text:span><text:span text:style-name="T10">{</text:span></text:p>
            <text:p text:style-name="P8"><text:span text:style-name="T10"><text:tab/><text:tab/><text:tab/><text:tab/>in.setPaint(Color.</text:span><text:span text:style-name="T12">black</text:span><text:span text:style-name="T10">);</text:span></text:p>
            <text:p text:style-name="P8"><text:span text:style-name="T10"><text:tab/><text:tab/><text:tab/><text:tab/></text:span><text:span text:style-name="T11">led</text:span><text:span text:style-name="T10">.setPaint(Color.</text:span><text:span text:style-name="T12">black</text:span><text:span text:style-name="T10">);</text:span></text:p>
            <text:p text:style-name="P8"><text:span text:style-name="T10"><text:tab/><text:tab/><text:tab/></text:span><text:span text:style-name="T9">}</text:span></text:p>
            <text:p text:style-name="P9"><text:tab/><text:tab/>}</text:p>
            <text:p text:style-name="P9"><text:tab/>}</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ijschrift"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uter</meta:initial-creator>
    <meta:creation-date>2008-05-21T14:57:00</meta:creation-date>
    <dc:creator>Wouter</dc:creator>
    <dc:date>2008-05-26T10:50:00</dc:date>
    <meta:editing-cycles>27</meta:editing-cycles>
    <meta:editing-duration>PT3H42M</meta:editing-duration>
    <meta:document-statistic meta:table-count="8" meta:image-count="0" meta:object-count="0" meta:page-count="3" meta:paragraph-count="97" meta:word-count="1077" meta:character-count="7549" meta:non-whitespace-character-count="6382"/>
    <meta:generator>LibreOffice/5.3.3.2$Linux_X86_64 LibreOffice_project/30m0$Build-2</meta:generator>
  </office:meta>
</office:document-meta>
</file>